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4.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4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Circle_20_unfilled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draw:fill="none" fo:min-height="0.181cm"/>
      <style:paragraph-properties style:writing-mode="lr-tb"/>
    </style:style>
    <style:style style:name="gr6" style:family="graphic" style:parent-style-name="objectwithoutfill">
      <style:graphic-properties svg:stroke-color="#000000" draw:marker-end="Circle_20_unfilled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start="Circle_20_unfilled" draw:marker-end="Circle_20_unfilled" draw:marker-end-width="0.3cm" draw:fill="solid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6cm" fo:min-width="0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/>
      <style:text-properties fo:font-size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5.4cm" svg:height="3.1cm" svg:x="11.958cm" svg:y="8.5cm">
          <text:p text:style-name="P1"><text:span text:style-name="T1">Quantità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0.8cm" svg:x="11.958cm" svg:y="8.5cm">
          <text:p text:style-name="P1">BIGLIETTO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975cm" svg:height="0.878cm" svg:x="13.658cm" svg:y="10.5cm">
          <draw:text-box>
            <text:p text:style-name="P4">Costo</text:p>
          </draw:text-box>
        </draw:frame>
        <draw:line draw:style-name="gr4" draw:text-style-name="P6" draw:layer="layout" svg:x1="17.358cm" svg:y1="11.2cm" svg:x2="19.058cm" svg:y2="11.2cm">
          <text:p/>
        </draw:line>
        <draw:frame draw:style-name="gr5" draw:text-style-name="P8" draw:layer="layout" svg:width="1.714cm" svg:height="0.806cm" svg:x="18.858cm" svg:y="10.8cm">
          <draw:text-box>
            <text:p text:style-name="P7">Tipo</text:p>
          </draw:text-box>
        </draw:frame>
        <draw:line draw:style-name="gr6" draw:text-style-name="P6" draw:layer="layout" svg:x1="15.958cm" svg:y1="11.6cm" svg:x2="15.958cm" svg:y2="13cm">
          <text:p/>
        </draw:line>
        <draw:line draw:style-name="gr6" draw:text-style-name="P6" draw:layer="layout" svg:x1="13.258cm" svg:y1="11.6cm" svg:x2="13.258cm" svg:y2="13cm">
          <text:p/>
        </draw:line>
        <draw:frame draw:style-name="gr3" draw:text-style-name="P9" draw:layer="layout" svg:width="3.338cm" svg:height="0.806cm" svg:x="11.558cm" svg:y="12.9cm">
          <draw:text-box>
            <text:p><text:span text:style-name="T2">FasciaOraria</text:span></text:p>
          </draw:text-box>
        </draw:frame>
        <draw:frame draw:style-name="gr3" draw:text-style-name="P10" draw:layer="layout" svg:width="3.575cm" svg:height="0.839cm" svg:x="15.158cm" svg:y="12.961cm">
          <draw:text-box>
            <text:p><text:span text:style-name="T3">ModAcquisto</text:span></text:p>
          </draw:text-box>
        </draw:frame>
        <draw:line draw:style-name="gr6" draw:text-style-name="P6" draw:layer="layout" svg:x1="11.958cm" svg:y1="10.4cm" svg:x2="10.158cm" svg:y2="10.4cm">
          <text:p/>
        </draw:line>
        <draw:line draw:style-name="gr6" draw:text-style-name="P6" draw:layer="layout" svg:x1="10.258cm" svg:y1="10.3cm" svg:x2="9.558cm" svg:y2="8.6cm">
          <text:p/>
        </draw:line>
        <draw:line draw:style-name="gr6" draw:text-style-name="P6" draw:layer="layout" svg:x1="10.158cm" svg:y1="10.4cm" svg:x2="7.658cm" svg:y2="10.4cm">
          <text:p/>
        </draw:line>
        <draw:line draw:style-name="gr6" draw:text-style-name="P6" draw:layer="layout" svg:x1="7.737cm" svg:y1="10.274cm" svg:x2="6.058cm" svg:y2="8.6cm">
          <text:p/>
        </draw:line>
        <draw:line draw:style-name="gr6" draw:text-style-name="P6" draw:layer="layout" svg:x1="7.758cm" svg:y1="10.5cm" svg:x2="6.058cm" svg:y2="12.2cm">
          <text:p/>
        </draw:line>
        <draw:line draw:style-name="gr7" draw:text-style-name="P6" draw:layer="layout" svg:x1="4.258cm" svg:y1="10.5cm" svg:x2="1.658cm" svg:y2="10.5cm">
          <text:p/>
        </draw:line>
        <draw:line draw:style-name="gr8" draw:text-style-name="P6" draw:layer="layout" svg:x1="6.058cm" svg:y1="12cm" svg:x2="4.258cm" svg:y2="10.5cm">
          <text:p/>
        </draw:line>
        <draw:line draw:style-name="gr8" draw:text-style-name="P6" draw:layer="layout" svg:x1="6.058cm" svg:y1="8.8cm" svg:x2="4.258cm" svg:y2="10.5cm">
          <text:p/>
        </draw:line>
        <draw:frame draw:style-name="gr3" draw:text-style-name="P9" draw:layer="layout" svg:width="1.548cm" svg:height="0.806cm" svg:x="9.51cm" svg:y="10.6cm">
          <draw:text-box>
            <text:p><text:span text:style-name="T2">Data</text:span></text:p>
          </draw:text-box>
        </draw:frame>
        <draw:frame draw:style-name="gr3" draw:text-style-name="P9" draw:layer="layout" svg:width="2.102cm" svg:height="0.806cm" svg:x="8.856cm" svg:y="7.894cm">
          <draw:text-box>
            <text:p><text:span text:style-name="T2">Festivo</text:span></text:p>
          </draw:text-box>
        </draw:frame>
        <draw:frame draw:style-name="gr3" draw:text-style-name="P9" draw:layer="layout" svg:width="1.713cm" svg:height="0.806cm" svg:x="7.458cm" svg:y="10.5cm">
          <draw:text-box>
            <text:p><text:span text:style-name="T2">Mese</text:span></text:p>
          </draw:text-box>
        </draw:frame>
        <draw:frame draw:style-name="gr9" draw:text-style-name="P9" draw:layer="layout" svg:width="2.458cm" svg:height="0.806cm" svg:x="4.858cm" svg:y="7.794cm">
          <draw:text-box>
            <text:p><text:span text:style-name="T2">Bimestre</text:span></text:p>
          </draw:text-box>
        </draw:frame>
        <draw:frame draw:style-name="gr3" draw:text-style-name="P9" draw:layer="layout" svg:width="2.576cm" svg:height="0.806cm" svg:x="4.93cm" svg:y="12.1cm">
          <draw:text-box>
            <text:p><text:span text:style-name="T2">Trimestre</text:span></text:p>
          </draw:text-box>
        </draw:frame>
        <draw:frame draw:style-name="gr3" draw:text-style-name="P9" draw:layer="layout" svg:width="2.623cm" svg:height="0.806cm" svg:x="2.158cm" svg:y="10.7cm">
          <draw:text-box>
            <text:p><text:span text:style-name="T2">Semestre</text:span></text:p>
          </draw:text-box>
        </draw:frame>
        <draw:frame draw:style-name="gr3" draw:text-style-name="P9" draw:layer="layout" svg:width="1.658cm" svg:height="0.806cm" svg:x="1cm" svg:y="9.594cm">
          <draw:text-box>
            <text:p><text:span text:style-name="T2">Anno</text:span></text:p>
          </draw:text-box>
        </draw:frame>
        <draw:line draw:style-name="gr6" draw:text-style-name="P6" draw:layer="layout" svg:x1="17.358cm" svg:y1="9.5cm" svg:x2="19.058cm" svg:y2="9.5cm">
          <text:p/>
        </draw:line>
        <draw:line draw:style-name="gr6" draw:text-style-name="P6" draw:layer="layout" svg:x1="18.918cm" svg:y1="9.385cm" svg:x2="18.918cm" svg:y2="7.985cm">
          <text:p/>
        </draw:line>
        <draw:line draw:style-name="gr6" draw:text-style-name="P6" draw:layer="layout" svg:x1="19.058cm" svg:y1="9.5cm" svg:x2="23.058cm" svg:y2="10.4cm">
          <text:p/>
        </draw:line>
        <draw:line draw:style-name="gr6" draw:text-style-name="P6" draw:layer="layout" svg:x1="23.058cm" svg:y1="10.4cm" svg:x2="25.358cm" svg:y2="10.4cm">
          <text:p/>
        </draw:line>
        <draw:line draw:style-name="gr6" draw:text-style-name="P6" draw:layer="layout" svg:x1="25.358cm" svg:y1="10.4cm" svg:x2="27.658cm" svg:y2="10.4cm">
          <text:p/>
        </draw:line>
        <draw:line draw:style-name="gr6" draw:text-style-name="P6" draw:layer="layout" svg:x1="19.058cm" svg:y1="9.5cm" svg:x2="22.858cm" svg:y2="8.1cm">
          <text:p/>
        </draw:line>
        <draw:line draw:style-name="gr6" draw:text-style-name="P6" draw:layer="layout" svg:x1="22.858cm" svg:y1="8.1cm" svg:x2="26.258cm" svg:y2="6.7cm">
          <text:p/>
        </draw:line>
        <draw:line draw:style-name="gr6" draw:text-style-name="P6" draw:layer="layout" svg:x1="22.858cm" svg:y1="8.1cm" svg:x2="26.258cm" svg:y2="9.4cm">
          <text:p/>
        </draw:line>
        <draw:frame draw:style-name="gr3" draw:text-style-name="P9" draw:layer="layout" svg:width="2.648cm" svg:height="0.806cm" svg:x="17.51cm" svg:y="7.2cm">
          <draw:text-box>
            <text:p><text:span text:style-name="T2">Categoria</text:span></text:p>
          </draw:text-box>
        </draw:frame>
        <draw:frame draw:style-name="gr3" draw:text-style-name="P9" draw:layer="layout" svg:width="2.542cm" svg:height="0.806cm" svg:x="23.658cm" svg:y="10.5cm">
          <draw:text-box>
            <text:p><text:span text:style-name="T2">Provincia</text:span></text:p>
          </draw:text-box>
        </draw:frame>
        <draw:frame draw:style-name="gr3" draw:text-style-name="P9" draw:layer="layout" svg:width="2.344cm" svg:height="0.806cm" svg:x="26.258cm" svg:y="10.494cm">
          <draw:text-box>
            <text:p><text:span text:style-name="T2">Regione</text:span></text:p>
          </draw:text-box>
        </draw:frame>
        <draw:frame draw:style-name="gr3" draw:text-style-name="P9" draw:layer="layout" svg:width="1.522cm" svg:height="0.806cm" svg:x="21.736cm" svg:y="10.494cm">
          <draw:text-box>
            <text:p><text:span text:style-name="T2">Città</text:span></text:p>
          </draw:text-box>
        </draw:frame>
        <draw:frame draw:style-name="gr3" draw:text-style-name="P9" draw:layer="layout" svg:width="3.304cm" svg:height="0.806cm" svg:x="17.454cm" svg:y="9.594cm">
          <draw:text-box>
            <text:p><text:span text:style-name="T2">NomeMuseo</text:span></text:p>
          </draw:text-box>
        </draw:frame>
        <draw:frame draw:style-name="gr3" draw:text-style-name="P9" draw:layer="layout" svg:width="4.143cm" svg:height="0.806cm" svg:x="20.115cm" svg:y="6.994cm">
          <draw:text-box>
            <text:p><text:span text:style-name="T2">ServiziAggiuntivi</text:span></text:p>
          </draw:text-box>
        </draw:frame>
        <draw:frame draw:style-name="gr3" draw:text-style-name="P9" draw:layer="layout" svg:width="2.542cm" svg:height="0.806cm" svg:x="26.216cm" svg:y="6.394cm">
          <draw:text-box>
            <text:p><text:span text:style-name="T2">Servizio1</text:span></text:p>
          </draw:text-box>
        </draw:frame>
        <draw:frame draw:style-name="gr3" draw:text-style-name="P9" draw:layer="layout" svg:width="2.818cm" svg:height="0.806cm" svg:x="26.14cm" svg:y="8.9cm">
          <draw:text-box>
            <text:p><text:span text:style-name="T2">Servizio10</text:span></text:p>
          </draw:text-box>
        </draw:frame>
        <draw:custom-shape draw:style-name="gr10" draw:text-style-name="P11" draw:layer="layout" svg:width="0.1cm" svg:height="0.1cm" svg:x="26.058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1cm" svg:height="0.1cm" svg:x="26.05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1cm" svg:height="0.1cm" svg:x="26.058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_20_45_20_unfilled" draw:display-name="Square 45 unfilled" svg:viewBox="0 0 3000 3000" svg:d="M1500 3000l-1500-1500 1500-1500 1500 1500zM1500 2715l-1215-1215 1215-1215 1215 121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1-19T16:19:22.262000000</meta:creation-date>
    <dc:date>2023-11-19T16:50:56.689000000</dc:date>
    <meta:editing-duration>PT10M59S</meta:editing-duration>
    <meta:editing-cycles>3</meta:editing-cycles>
    <meta:generator>LibreOffice/6.3.6.2$Windows_X86_64 LibreOffice_project/2196df99b074d8a661f4036fca8fa0cbfa33a497</meta:generator>
    <meta:document-statistic meta:object-count="43"/>
  </office:meta>
</office:document-meta>
</file>